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715cm" svg:height="2.794cm" svg:x="3.794cm" svg:y="3.667cm">
          <text:p text:style-name="P1">Film (titlebasics)</text:p>
        </draw:ellipse>
        <draw:ellipse draw:style-name="gr1" draw:text-style-name="P1" draw:layer="layout" svg:width="5.715cm" svg:height="2.794cm" svg:x="4.175cm" svg:y="10.525cm">
          <text:p text:style-name="P1">Actor (namebasics)</text:p>
        </draw:ellipse>
        <draw:ellipse draw:style-name="gr1" draw:text-style-name="P1" draw:layer="layout" svg:width="5.715cm" svg:height="2.794cm" svg:x="7.731cm" svg:y="7.096cm">
          <text:p text:style-name="P1">Film-Actor (titleprincipals)</text:p>
        </draw:ellipse>
        <draw:line draw:style-name="gr2" draw:text-style-name="P1" draw:layer="layout" svg:x1="10.271cm" svg:y1="7.096cm" svg:x2="9.255cm" svg:y2="5.699cm">
          <text:p/>
        </draw:line>
        <draw:line draw:style-name="gr2" draw:text-style-name="P1" draw:layer="layout" svg:x1="9.763cm" svg:y1="9.89cm" svg:x2="8.747cm" svg:y2="10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an Bakker</meta:initial-creator>
    <meta:creation-date>2019-07-30T10:43:41</meta:creation-date>
    <dc:date>2019-07-30T10:48:13</dc:date>
    <dc:creator>Adriaan Bakker</dc:creator>
    <meta:editing-duration>PT4M33S</meta:editing-duration>
    <meta:editing-cycles>1</meta:editing-cycles>
    <meta:document-statistic meta:object-count="5"/>
    <meta:generator>OpenOffice/4.1.6$Unix OpenOffice.org_project/416m1$Build-9790</meta:generator>
  </office:meta>
</office:document-meta>
</file>